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6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 style:data-style-name="N124"/>
    <style:style style:name="ce6" style:family="table-cell" style:parent-style-name="Default" style:data-style-name="N1"/>
    <style:style style:name="ce7" style:family="table-cell" style:parent-style-name="Default" style:data-style-name="N1">
      <style:table-cell-properties fo:background-color="transparent"/>
    </style:style>
    <style:style style:name="ce8" style:family="table-cell" style:parent-style-name="Default" style:data-style-name="N1">
      <style:table-cell-properties fo:background-color="#dddddd"/>
    </style:style>
    <style:style style:name="ce9" style:family="table-cell" style:parent-style-name="Default" style:data-style-name="N124">
      <style:table-cell-properties fo:background-color="#dddddd"/>
    </style:style>
    <style:style style:name="ce10" style:family="table-cell" style:parent-style-name="Default" style:data-style-name="N128"/>
    <style:style style:name="ce11" style:family="table-cell" style:parent-style-name="Default" style:data-style-name="N126"/>
    <style:style style:name="ce12" style:family="table-cell" style:parent-style-name="Default" style:data-style-name="N61"/>
    <style:style style:name="ce13" style:family="table-cell" style:parent-style-name="Default">
      <style:table-cell-properties fo:background-color="#eeeee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ffff99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 style:data-style-name="N2"/>
    <style:style style:name="ce20" style:family="table-cell" style:parent-style-name="Default" style:data-style-name="N12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Engin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770.49pt" svg:height="422.59pt" svg:x="28.43pt" svg:y="338.83pt">
            <loext:p draw:notify-on-update-of-ranges="Engine.B17:Engine.C17 Engine.A20:Engine.A20 Engine.D20:Engine.E20 Engine.B17:Engine.C17 Engine.A21:Engine.A21 Engine.D21:Engine.E21 Engine.B17:Engine.C17 Engine.A22:Engine.A22 Engine.D22:Engine.E22 Engine.B17:Engine.C17 Engine.A23:Engine.A23 Engine.D23:Engine.E23 Engine.B17:Engine.C17 Engine.A24:Engine.A24 Engine.D24:Engine.E2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2" draw:text-style-name="P1" svg:width="141.51pt" svg:height="30.13pt" svg:x="615.63pt" svg:y="216.82pt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641.65pt" svg:height="469.84pt" svg:x="924.52pt" svg:y="347.84pt">
            <loext:p draw:notify-on-update-of-ranges="Engine.R3:Engine.R18 Engine.W3:Engine.W1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772.02pt" svg:height="569.79pt" svg:x="2056.9pt" svg:y="9.81pt">
            <loext:p draw:notify-on-update-of-ranges="Engine.AD3:Engine.AD19 Engine.AF3:Engine.AF3 Engine.AE3:Engine.AE19 Engine.Z3:Engine.Z18 Engine.AF4:Engine.AF4 Engine.AA3:Engine.AA18 Engine.AB3:Engine.AB18 Engine.AF5:Engine.AF5 Engine.AC3:Engine.AC1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1" table:default-cell-style-name="ce18"/>
        <table:table-column table:style-name="co1" table:default-cell-style-name="ce16"/>
        <table:table-column table:style-name="co1" table:number-columns-repeated="10" table:default-cell-style-name="Default"/>
        <table:table-row table:style-name="ro1">
          <table:table-cell table:number-columns-repeated="20"/>
          <table:table-cell table:style-name="ce16"/>
          <table:table-cell table:style-name="ce18"/>
          <table:table-cell table:number-columns-repeated="3"/>
          <table:table-cell table:style-name="ce2" office:value-type="string" calcext:value-type="string">
            <text:p>ODPOR VZDUCHU A 3NÍ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 [1/min]</text:p>
          </table:table-cell>
          <table:table-cell office:value-type="string" calcext:value-type="string">
            <text:p>T [N.m]</text:p>
          </table:table-cell>
          <table:table-cell office:value-type="string" calcext:value-type="string">
            <text:p>P [kW]</text:p>
          </table:table-cell>
          <table:table-cell office:value-type="string" calcext:value-type="string">
            <text:p>P teor.</text:p>
          </table:table-cell>
          <table:table-cell office:value-type="string" calcext:value-type="string">
            <text:p>účinnost</text:p>
          </table:table-cell>
          <table:table-cell table:number-columns-repeated="2"/>
          <table:table-cell table:style-name="ce2"/>
          <table:table-cell table:number-columns-repeated="2"/>
          <table:table-cell office:value-type="string" calcext:value-type="string">
            <text:p>regrese T(f) od 1500 do 3500 → model T</text:p>
          </table:table-cell>
          <table:table-cell table:number-columns-repeated="6"/>
          <table:table-cell office:value-type="string" calcext:value-type="string">
            <text:p>f</text:p>
          </table:table-cell>
          <table:table-cell office:value-type="string" calcext:value-type="string">
            <text:p>T max</text:p>
          </table:table-cell>
          <table:table-cell office:value-type="string" calcext:value-type="string">
            <text:p>T ztrátové</text:p>
          </table:table-cell>
          <table:table-cell table:style-name="ce17" office:value-type="string" calcext:value-type="string">
            <text:p>T beze ztrát</text:p>
          </table:table-cell>
          <table:table-cell/>
          <table:table-cell office:value-type="string" calcext:value-type="string">
            <text:p>T model i s plynem</text:p>
          </table:table-cell>
          <table:table-cell table:number-columns-repeated="2"/>
          <table:table-cell office:value-type="string" calcext:value-type="string">
            <text:p>v4 [m/s]</text:p>
          </table:table-cell>
          <table:table-cell office:value-type="string" calcext:value-type="string">
            <text:p>F4 [N]</text:p>
          </table:table-cell>
          <table:table-cell office:value-type="string" calcext:value-type="string">
            <text:p>v5 [m/s]</text:p>
          </table:table-cell>
          <table:table-cell office:value-type="string" calcext:value-type="string">
            <text:p>F5 [N]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o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3" calcext:value-type="float">
            <text:p>83</text:p>
          </table:table-cell>
          <table:table-cell table:style-name="ce6" table:formula="of:=2*PI()*[.A3]/60*[.B3]/1000" office:value-type="float" office:value="13.0376095123976" calcext:value-type="float">
            <text:p>13</text:p>
          </table:table-cell>
          <table:table-cell table:style-name="ce6" table:formula="of:=[.$I$18]*[.$I$19]/[.$I$17]/[.$I$20]*[.$I$22]/[.$I$16]/[.$I$23]*[.$I$24]*[.$I$21]*[.$A3]/60/2" office:value-type="float" office:value="57.2701313309087" calcext:value-type="float">
            <text:p>57</text:p>
          </table:table-cell>
          <table:table-cell table:style-name="ce5" table:formula="of:=[.C3]/[.D3]" office:value-type="float" office:value="0.227651119517535" calcext:value-type="float">
            <text:p>0.228</text:p>
          </table:table-cell>
          <table:table-cell table:number-columns-repeated="5"/>
          <table:table-cell table:number-matrix-columns-spanned="2" table:number-matrix-rows-spanned="1" table:formula="of:=LINEST([.B3:.B7];[.A3:.A7];1;0)" office:value-type="float" office:value="0.0094" calcext:value-type="float">
            <text:p>0.01</text:p>
          </table:table-cell>
          <table:table-cell office:value-type="float" office:value="69.1" calcext:value-type="float">
            <text:p>69.1</text:p>
          </table:table-cell>
          <table:table-cell table:formula="of:=[.$K$3]*[.R3]+[.$L$3]" office:value-type="float" office:value="73.8" calcext:value-type="float">
            <text:p>73.8</text:p>
          </table:table-cell>
          <table:table-cell table:number-columns-repeated="4"/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70" calcext:value-type="float">
            <text:p>70</text:p>
          </table:table-cell>
          <table:table-cell table:style-name="ce7" office:value-type="float" office:value="6" calcext:value-type="float">
            <text:p>6</text:p>
          </table:table-cell>
          <table:table-cell table:formula="of:=[.S3]+[.T3]" office:value-type="float" office:value="76" calcext:value-type="float">
            <text:p>76</text:p>
          </table:table-cell>
          <table:table-cell/>
          <table:table-cell table:formula="of:=[.U3]*[.$S$26]-[.T3]" office:value-type="float" office:value="70" calcext:value-type="float">
            <text:p>70</text:p>
          </table:table-cell>
          <table:table-cell table:number-columns-repeated="2"/>
          <table:table-cell table:formula="of:=2*PI()*[.$R3]/60*[.$B$18]/[.$B$19]/[.$B$23]" office:value-type="float" office:value="3.659815160717" calcext:value-type="float">
            <text:p>3.66</text:p>
          </table:table-cell>
          <table:table-cell table:formula="of:=2*PI()*[.R3]/60*[.W3]/[.Z3]" office:value-type="float" office:value="1001.469" calcext:value-type="float">
            <text:p>1001.47</text:p>
          </table:table-cell>
          <table:table-cell table:formula="of:=2*PI()*[.$R3]/60*[.$B$18]/[.$B$19]/[.$B$24]" office:value-type="float" office:value="4.73172755088516" calcext:value-type="float">
            <text:p>4.73</text:p>
          </table:table-cell>
          <table:table-cell table:formula="of:=2*PI()*[.R3]/60*[.W3]/[.AB3]" office:value-type="float" office:value="774.599" calcext:value-type="float">
            <text:p>774.6</text:p>
          </table:table-cell>
          <table:table-cell office:value-type="float" office:value="0" calcext:value-type="float">
            <text:p>0</text:p>
          </table:table-cell>
          <table:table-cell table:style-name="ce20" table:formula="of:=[.$AB$20]+[.$AB$21]*[.AD3]^2" office:value-type="float" office:value="250" calcext:value-type="float">
            <text:p>250.0</text:p>
          </table:table-cell>
          <table:table-cell office:value-type="string" calcext:value-type="string">
            <text:p>Fo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8" calcext:value-type="float">
            <text:p>88</text:p>
          </table:table-cell>
          <table:table-cell table:style-name="ce6" table:formula="of:=2*PI()*[.A4]/60*[.B4]/1000" office:value-type="float" office:value="18.4306769010601" calcext:value-type="float">
            <text:p>18</text:p>
          </table:table-cell>
          <table:table-cell table:style-name="ce6" table:formula="of:=[.$I$18]*[.$I$19]/[.$I$17]/[.$I$20]*[.$I$22]/[.$I$16]/[.$I$23]*[.$I$24]*[.$I$21]*[.$A4]/60/2" office:value-type="float" office:value="76.3601751078783" calcext:value-type="float">
            <text:p>76</text:p>
          </table:table-cell>
          <table:table-cell table:style-name="ce5" table:formula="of:=[.C4]/[.D4]" office:value-type="float" office:value="0.241365042380037" calcext:value-type="float">
            <text:p>0.241</text:p>
          </table:table-cell>
          <table:table-cell table:number-columns-repeated="2"/>
          <table:table-cell table:style-name="ce10" table:number-columns-repeated="2"/>
          <table:table-cell table:number-columns-repeated="3"/>
          <table:table-cell table:formula="of:=[.$K$3]*[.R4]+[.$L$3]" office:value-type="float" office:value="78.5" calcext:value-type="float">
            <text:p>78.5</text:p>
          </table:table-cell>
          <table:table-cell table:number-columns-repeated="4"/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78" calcext:value-type="float">
            <text:p>78</text:p>
          </table:table-cell>
          <table:table-cell table:style-name="ce7" office:value-type="float" office:value="7" calcext:value-type="float">
            <text:p>7</text:p>
          </table:table-cell>
          <table:table-cell table:formula="of:=[.S4]+[.T4]" office:value-type="float" office:value="85" calcext:value-type="float">
            <text:p>85</text:p>
          </table:table-cell>
          <table:table-cell/>
          <table:table-cell table:formula="of:=[.U4]*[.$S$26]-[.T4]" office:value-type="float" office:value="78" calcext:value-type="float">
            <text:p>78</text:p>
          </table:table-cell>
          <table:table-cell table:number-columns-repeated="2"/>
          <table:table-cell table:formula="of:=2*PI()*[.$R4]/60*[.$B$18]/[.$B$19]/[.$B$23]" office:value-type="float" office:value="7.319630321434" calcext:value-type="float">
            <text:p>7.32</text:p>
          </table:table-cell>
          <table:table-cell table:formula="of:=2*PI()*[.R4]/60*[.W4]/[.Z4]" office:value-type="float" office:value="1115.9226" calcext:value-type="float">
            <text:p>1115.92</text:p>
          </table:table-cell>
          <table:table-cell table:formula="of:=2*PI()*[.$R4]/60*[.$B$18]/[.$B$19]/[.$B$24]" office:value-type="float" office:value="9.46345510177031" calcext:value-type="float">
            <text:p>9.46</text:p>
          </table:table-cell>
          <table:table-cell table:formula="of:=2*PI()*[.R4]/60*[.W4]/[.AB4]" office:value-type="float" office:value="863.1246" calcext:value-type="float">
            <text:p>863.12</text:p>
          </table:table-cell>
          <table:table-cell office:value-type="float" office:value="4" calcext:value-type="float">
            <text:p>4</text:p>
          </table:table-cell>
          <table:table-cell table:style-name="ce20" table:formula="of:=[.$AB$20]+[.$AB$21]*[.AD4]^2" office:value-type="float" office:value="258" calcext:value-type="float">
            <text:p>258.0</text:p>
          </table:table-cell>
          <table:table-cell office:value-type="string" calcext:value-type="string">
            <text:p>F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93" calcext:value-type="float">
            <text:p>93</text:p>
          </table:table-cell>
          <table:table-cell table:style-name="ce6" table:formula="of:=2*PI()*[.A5]/60*[.B5]/1000" office:value-type="float" office:value="24.3473430653209" calcext:value-type="float">
            <text:p>24</text:p>
          </table:table-cell>
          <table:table-cell table:style-name="ce6" table:formula="of:=[.$I$18]*[.$I$19]/[.$I$17]/[.$I$20]*[.$I$22]/[.$I$16]/[.$I$23]*[.$I$24]*[.$I$21]*[.$A5]/60/2" office:value-type="float" office:value="95.4502188848478" calcext:value-type="float">
            <text:p>95</text:p>
          </table:table-cell>
          <table:table-cell table:style-name="ce5" table:formula="of:=[.C5]/[.D5]" office:value-type="float" office:value="0.25507896524254" calcext:value-type="float">
            <text:p>0.255</text:p>
          </table:table-cell>
          <table:table-cell table:number-columns-repeated="4"/>
          <table:table-cell table:style-name="ce2" office:value-type="string" calcext:value-type="string">
            <text:p>FUNKCE ZTRÁT</text:p>
          </table:table-cell>
          <table:table-cell table:number-columns-repeated="2"/>
          <table:table-cell table:formula="of:=[.$K$3]*[.R4]+[.$L$3]" office:value-type="float" office:value="78.5" calcext:value-type="float">
            <text:p>78.5</text:p>
          </table:table-cell>
          <table:table-cell table:style-name="ce3" office:value-type="string" calcext:value-type="string">
            <text:p>diff</text:p>
          </table:table-cell>
          <table:table-cell table:style-name="ce14"/>
          <table:table-cell table:number-columns-repeated="2"/>
          <table:table-cell office:value-type="float" office:value="1500" calcext:value-type="float">
            <text:p>1500</text:p>
          </table:table-cell>
          <table:table-cell table:formula="of:=[.B3]" office:value-type="float" office:value="83" calcext:value-type="float">
            <text:p>83</text:p>
          </table:table-cell>
          <table:table-cell table:style-name="ce1" office:value-type="float" office:value="8" calcext:value-type="float">
            <text:p>8</text:p>
          </table:table-cell>
          <table:table-cell table:formula="of:=[.S5]+[.T5]" office:value-type="float" office:value="91" calcext:value-type="float">
            <text:p>91</text:p>
          </table:table-cell>
          <table:table-cell/>
          <table:table-cell table:formula="of:=[.U5]*[.$S$26]-[.T5]" office:value-type="float" office:value="83" calcext:value-type="float">
            <text:p>83</text:p>
          </table:table-cell>
          <table:table-cell table:number-columns-repeated="2"/>
          <table:table-cell table:formula="of:=2*PI()*[.$R5]/60*[.$B$18]/[.$B$19]/[.$B$23]" office:value-type="float" office:value="10.979445482151" calcext:value-type="float">
            <text:p>10.98</text:p>
          </table:table-cell>
          <table:table-cell table:formula="of:=2*PI()*[.R5]/60*[.W5]/[.Z5]" office:value-type="float" office:value="1187.4561" calcext:value-type="float">
            <text:p>1187.46</text:p>
          </table:table-cell>
          <table:table-cell table:formula="of:=2*PI()*[.$R5]/60*[.$B$18]/[.$B$19]/[.$B$24]" office:value-type="float" office:value="14.1951826526555" calcext:value-type="float">
            <text:p>14.2</text:p>
          </table:table-cell>
          <table:table-cell table:formula="of:=2*PI()*[.R5]/60*[.W5]/[.AB5]" office:value-type="float" office:value="918.4531" calcext:value-type="float">
            <text:p>918.45</text:p>
          </table:table-cell>
          <table:table-cell office:value-type="float" office:value="8" calcext:value-type="float">
            <text:p>8</text:p>
          </table:table-cell>
          <table:table-cell table:style-name="ce20" table:formula="of:=[.$AB$20]+[.$AB$21]*[.AD5]^2" office:value-type="float" office:value="282" calcext:value-type="float">
            <text:p>282.0</text:p>
          </table:table-cell>
          <table:table-cell office:value-type="string" calcext:value-type="string">
            <text:p>F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1" office:value-type="float" office:value="97" calcext:value-type="float">
            <text:p>97</text:p>
          </table:table-cell>
          <table:table-cell table:style-name="ce6" table:formula="of:=2*PI()*[.A6]/60*[.B6]/1000" office:value-type="float" office:value="30.473448739821" calcext:value-type="float">
            <text:p>30</text:p>
          </table:table-cell>
          <table:table-cell table:style-name="ce6" table:formula="of:=[.$I$18]*[.$I$19]/[.$I$17]/[.$I$20]*[.$I$22]/[.$I$16]/[.$I$23]*[.$I$24]*[.$I$21]*[.$A6]/60/2" office:value-type="float" office:value="114.540262661817" calcext:value-type="float">
            <text:p>115</text:p>
          </table:table-cell>
          <table:table-cell table:style-name="ce5" table:formula="of:=[.C6]/[.D6]" office:value-type="float" office:value="0.266050103532541" calcext:value-type="float">
            <text:p>0.266</text:p>
          </table:table-cell>
          <table:table-cell table:number-columns-repeated="7"/>
          <table:table-cell table:style-name="ce13" table:formula="of:=[.$K$3]*[.R5]+[.$L$3]" office:value-type="float" office:value="83.2" calcext:value-type="float">
            <text:p>83.2</text:p>
          </table:table-cell>
          <table:table-cell table:formula="of:=[.M6]-[.S5]" office:value-type="float" office:value="0.199999999999989" calcext:value-type="float">
            <text:p>0.2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formula="of:=[.B4]" office:value-type="float" office:value="88" calcext:value-type="float">
            <text:p>88</text:p>
          </table:table-cell>
          <table:table-cell table:style-name="ce1" office:value-type="float" office:value="9" calcext:value-type="float">
            <text:p>9</text:p>
          </table:table-cell>
          <table:table-cell table:formula="of:=[.S6]+[.T6]" office:value-type="float" office:value="97" calcext:value-type="float">
            <text:p>97</text:p>
          </table:table-cell>
          <table:table-cell/>
          <table:table-cell table:formula="of:=[.U6]*[.$S$26]-[.T6]" office:value-type="float" office:value="88" calcext:value-type="float">
            <text:p>88</text:p>
          </table:table-cell>
          <table:table-cell table:number-columns-repeated="2"/>
          <table:table-cell table:formula="of:=2*PI()*[.$R6]/60*[.$B$18]/[.$B$19]/[.$B$23]" office:value-type="float" office:value="14.639260642868" calcext:value-type="float">
            <text:p>14.64</text:p>
          </table:table-cell>
          <table:table-cell table:formula="of:=2*PI()*[.R6]/60*[.W6]/[.Z6]" office:value-type="float" office:value="1258.9896" calcext:value-type="float">
            <text:p>1258.99</text:p>
          </table:table-cell>
          <table:table-cell table:formula="of:=2*PI()*[.$R6]/60*[.$B$18]/[.$B$19]/[.$B$24]" office:value-type="float" office:value="18.9269102035406" calcext:value-type="float">
            <text:p>18.93</text:p>
          </table:table-cell>
          <table:table-cell table:formula="of:=2*PI()*[.R6]/60*[.W6]/[.AB6]" office:value-type="float" office:value="973.7816" calcext:value-type="float">
            <text:p>973.78</text:p>
          </table:table-cell>
          <table:table-cell office:value-type="float" office:value="12" calcext:value-type="float">
            <text:p>12</text:p>
          </table:table-cell>
          <table:table-cell table:style-name="ce20" table:formula="of:=[.$AB$20]+[.$AB$21]*[.AD6]^2" office:value-type="float" office:value="322" calcext:value-type="float">
            <text:p>322.0</text:p>
          </table:table-cell>
          <table:table-cell/>
        </table:table-row>
        <table:table-row table:style-name="ro1">
          <table:table-cell office:value-type="float" office:value="3500" calcext:value-type="float">
            <text:p>3500</text:p>
          </table:table-cell>
          <table:table-cell table:style-name="ce1" office:value-type="float" office:value="102" calcext:value-type="float">
            <text:p>102</text:p>
          </table:table-cell>
          <table:table-cell table:style-name="ce7" table:formula="of:=2*PI()*[.A7]/60*[.B7]/1000" office:value-type="float" office:value="37.3849525777185" calcext:value-type="float">
            <text:p>37</text:p>
          </table:table-cell>
          <table:table-cell table:style-name="ce7" table:formula="of:=[.$I$18]*[.$I$19]/[.$I$17]/[.$I$20]*[.$I$22]/[.$I$16]/[.$I$23]*[.$I$24]*[.$I$21]*[.$A7]/60/2" office:value-type="float" office:value="133.630306438787" calcext:value-type="float">
            <text:p>134</text:p>
          </table:table-cell>
          <table:table-cell table:style-name="ce5" table:formula="of:=[.C7]/[.D7]" office:value-type="float" office:value="0.279764026395043" calcext:value-type="float">
            <text:p>0.280</text:p>
          </table:table-cell>
          <table:table-cell table:number-columns-repeated="4"/>
          <table:table-cell office:value-type="string" calcext:value-type="string">
            <text:p>ztrátové T</text:p>
          </table:table-cell>
          <table:table-cell table:style-name="ce11" table:formula="of:=1/(2*PI()*700/60)" office:value-type="float" office:value="0.0136418522650196" calcext:value-type="float">
            <text:p>0.0136</text:p>
          </table:table-cell>
          <table:table-cell/>
          <table:table-cell table:style-name="ce13" table:formula="of:=[.$K$3]*[.R6]+[.$L$3]" office:value-type="float" office:value="87.9" calcext:value-type="float">
            <text:p>87.9</text:p>
          </table:table-cell>
          <table:table-cell table:formula="of:=[.M7]-[.S6]" office:value-type="float" office:value="-0.100000000000009" calcext:value-type="float">
            <text:p>-0.1</text:p>
          </table:table-cell>
          <table:table-cell table:number-columns-repeated="3"/>
          <table:table-cell office:value-type="float" office:value="2500" calcext:value-type="float">
            <text:p>2500</text:p>
          </table:table-cell>
          <table:table-cell table:formula="of:=[.B5]" office:value-type="float" office:value="93" calcext:value-type="float">
            <text:p>93</text:p>
          </table:table-cell>
          <table:table-cell table:style-name="ce1" office:value-type="float" office:value="10" calcext:value-type="float">
            <text:p>10</text:p>
          </table:table-cell>
          <table:table-cell table:formula="of:=[.S7]+[.T7]" office:value-type="float" office:value="103" calcext:value-type="float">
            <text:p>103</text:p>
          </table:table-cell>
          <table:table-cell/>
          <table:table-cell table:formula="of:=[.U7]*[.$S$26]-[.T7]" office:value-type="float" office:value="93" calcext:value-type="float">
            <text:p>93</text:p>
          </table:table-cell>
          <table:table-cell table:number-columns-repeated="2"/>
          <table:table-cell table:formula="of:=2*PI()*[.$R7]/60*[.$B$18]/[.$B$19]/[.$B$23]" office:value-type="float" office:value="18.299075803585" calcext:value-type="float">
            <text:p>18.3</text:p>
          </table:table-cell>
          <table:table-cell table:formula="of:=2*PI()*[.R7]/60*[.W7]/[.Z7]" office:value-type="float" office:value="1330.5231" calcext:value-type="float">
            <text:p>1330.52</text:p>
          </table:table-cell>
          <table:table-cell table:formula="of:=2*PI()*[.$R7]/60*[.$B$18]/[.$B$19]/[.$B$24]" office:value-type="float" office:value="23.6586377544258" calcext:value-type="float">
            <text:p>23.66</text:p>
          </table:table-cell>
          <table:table-cell table:formula="of:=2*PI()*[.R7]/60*[.W7]/[.AB7]" office:value-type="float" office:value="1029.1101" calcext:value-type="float">
            <text:p>1029.11</text:p>
          </table:table-cell>
          <table:table-cell office:value-type="float" office:value="16" calcext:value-type="float">
            <text:p>16</text:p>
          </table:table-cell>
          <table:table-cell table:style-name="ce20" table:formula="of:=[.$AB$20]+[.$AB$21]*[.AD7]^2" office:value-type="float" office:value="378" calcext:value-type="float">
            <text:p>378.0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ce4" office:value-type="float" office:value="105" calcext:value-type="float">
            <text:p>105</text:p>
          </table:table-cell>
          <table:table-cell table:style-name="ce7" table:formula="of:=2*PI()*[.A8]/60*[.B8]/1000" office:value-type="float" office:value="43.9822971502571" calcext:value-type="float">
            <text:p>44</text:p>
          </table:table-cell>
          <table:table-cell table:style-name="ce7" table:formula="of:=[.$I$18]*[.$I$19]/[.$I$17]/[.$I$20]*[.$I$22]/[.$I$16]/[.$I$23]*[.$I$24]*[.$I$21]*[.$A8]/60/2" office:value-type="float" office:value="152.720350215757" calcext:value-type="float">
            <text:p>153</text:p>
          </table:table-cell>
          <table:table-cell table:style-name="ce9" table:formula="of:=[.C8]/[.D8]" office:value-type="float" office:value="0.287992380112545" calcext:value-type="float">
            <text:p>0.288</text:p>
          </table:table-cell>
          <table:table-cell table:number-columns-repeated="3"/>
          <table:table-cell table:style-name="ce11"/>
          <table:table-cell office:value-type="string" calcext:value-type="string">
            <text:p>při volnoběhu</text:p>
          </table:table-cell>
          <table:table-cell table:number-columns-repeated="2"/>
          <table:table-cell table:style-name="ce13" table:formula="of:=[.$K$3]*[.R7]+[.$L$3]" office:value-type="float" office:value="92.6" calcext:value-type="float">
            <text:p>92.6</text:p>
          </table:table-cell>
          <table:table-cell table:formula="of:=[.M8]-[.S7]" office:value-type="float" office:value="-0.400000000000006" calcext:value-type="float">
            <text:p>-0.4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table:formula="of:=[.B6]" office:value-type="float" office:value="97" calcext:value-type="float">
            <text:p>97</text:p>
          </table:table-cell>
          <table:table-cell table:style-name="ce1" office:value-type="float" office:value="11" calcext:value-type="float">
            <text:p>11</text:p>
          </table:table-cell>
          <table:table-cell table:formula="of:=[.S8]+[.T8]" office:value-type="float" office:value="108" calcext:value-type="float">
            <text:p>108</text:p>
          </table:table-cell>
          <table:table-cell/>
          <table:table-cell table:formula="of:=[.U8]*[.$S$26]-[.T8]" office:value-type="float" office:value="97" calcext:value-type="float">
            <text:p>97</text:p>
          </table:table-cell>
          <table:table-cell table:number-columns-repeated="2"/>
          <table:table-cell table:formula="of:=2*PI()*[.$R8]/60*[.$B$18]/[.$B$19]/[.$B$23]" office:value-type="float" office:value="21.958890964302" calcext:value-type="float">
            <text:p>21.96</text:p>
          </table:table-cell>
          <table:table-cell table:formula="of:=2*PI()*[.R8]/60*[.W8]/[.Z8]" office:value-type="float" office:value="1387.7499" calcext:value-type="float">
            <text:p>1387.75</text:p>
          </table:table-cell>
          <table:table-cell table:formula="of:=2*PI()*[.$R8]/60*[.$B$18]/[.$B$19]/[.$B$24]" office:value-type="float" office:value="28.390365305311" calcext:value-type="float">
            <text:p>28.39</text:p>
          </table:table-cell>
          <table:table-cell table:formula="of:=2*PI()*[.R8]/60*[.W8]/[.AB8]" office:value-type="float" office:value="1073.3729" calcext:value-type="float">
            <text:p>1073.37</text:p>
          </table:table-cell>
          <table:table-cell office:value-type="float" office:value="20" calcext:value-type="float">
            <text:p>20</text:p>
          </table:table-cell>
          <table:table-cell table:style-name="ce20" table:formula="of:=[.$AB$20]+[.$AB$21]*[.AD8]^2" office:value-type="float" office:value="450" calcext:value-type="float">
            <text:p>450.0</text:p>
          </table:table-cell>
          <table:table-cell/>
        </table:table-row>
        <table:table-row table:style-name="ro1">
          <table:table-cell office:value-type="float" office:value="4500" calcext:value-type="float">
            <text:p>4500</text:p>
          </table:table-cell>
          <table:table-cell table:style-name="ce1" office:value-type="float" office:value="102" calcext:value-type="float">
            <text:p>102</text:p>
          </table:table-cell>
          <table:table-cell table:style-name="ce7" table:formula="of:=2*PI()*[.A9]/60*[.B9]/1000" office:value-type="float" office:value="48.0663675999239" calcext:value-type="float">
            <text:p>48</text:p>
          </table:table-cell>
          <table:table-cell table:style-name="ce7" table:formula="of:=[.$I$18]*[.$I$19]/[.$I$17]/[.$I$20]*[.$I$22]/[.$I$16]/[.$I$23]*[.$I$24]*[.$I$21]*[.$A9]/60/2" office:value-type="float" office:value="171.810393992726" calcext:value-type="float">
            <text:p>172</text:p>
          </table:table-cell>
          <table:table-cell table:style-name="ce5" table:formula="of:=[.C9]/[.D9]" office:value-type="float" office:value="0.279764026395043" calcext:value-type="float">
            <text:p>0.280</text:p>
          </table:table-cell>
          <table:table-cell table:number-columns-repeated="3"/>
          <table:table-cell table:style-name="ce12"/>
          <table:table-cell table:number-columns-repeated="3"/>
          <table:table-cell table:style-name="ce13" table:formula="of:=[.$K$3]*[.R8]+[.$L$3]" office:value-type="float" office:value="97.3" calcext:value-type="float">
            <text:p>97.3</text:p>
          </table:table-cell>
          <table:table-cell table:formula="of:=[.M9]-[.S8]" office:value-type="float" office:value="0.299999999999997" calcext:value-type="float">
            <text:p>0.3</text:p>
          </table:table-cell>
          <table:table-cell table:number-columns-repeated="3"/>
          <table:table-cell office:value-type="float" office:value="3500" calcext:value-type="float">
            <text:p>3500</text:p>
          </table:table-cell>
          <table:table-cell table:formula="of:=[.B7]" office:value-type="float" office:value="102" calcext:value-type="float">
            <text:p>102</text:p>
          </table:table-cell>
          <table:table-cell table:style-name="ce1" office:value-type="float" office:value="13" calcext:value-type="float">
            <text:p>13</text:p>
          </table:table-cell>
          <table:table-cell table:formula="of:=[.S9]+[.T9]" office:value-type="float" office:value="115" calcext:value-type="float">
            <text:p>115</text:p>
          </table:table-cell>
          <table:table-cell/>
          <table:table-cell table:formula="of:=[.U9]*[.$S$26]-[.T9]" office:value-type="float" office:value="102" calcext:value-type="float">
            <text:p>102</text:p>
          </table:table-cell>
          <table:table-cell table:number-columns-repeated="2"/>
          <table:table-cell table:formula="of:=2*PI()*[.$R9]/60*[.$B$18]/[.$B$19]/[.$B$23]" office:value-type="float" office:value="25.618706125019" calcext:value-type="float">
            <text:p>25.62</text:p>
          </table:table-cell>
          <table:table-cell table:formula="of:=2*PI()*[.R9]/60*[.W9]/[.Z9]" office:value-type="float" office:value="1459.2834" calcext:value-type="float">
            <text:p>1459.28</text:p>
          </table:table-cell>
          <table:table-cell table:formula="of:=2*PI()*[.$R9]/60*[.$B$18]/[.$B$19]/[.$B$24]" office:value-type="float" office:value="33.1220928561961" calcext:value-type="float">
            <text:p>33.12</text:p>
          </table:table-cell>
          <table:table-cell table:formula="of:=2*PI()*[.R9]/60*[.W9]/[.AB9]" office:value-type="float" office:value="1128.7014" calcext:value-type="float">
            <text:p>1128.7</text:p>
          </table:table-cell>
          <table:table-cell office:value-type="float" office:value="24" calcext:value-type="float">
            <text:p>24</text:p>
          </table:table-cell>
          <table:table-cell table:style-name="ce20" table:formula="of:=[.$AB$20]+[.$AB$21]*[.AD9]^2" office:value-type="float" office:value="538" calcext:value-type="float">
            <text:p>538.0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1" office:value-type="float" office:value="95" calcext:value-type="float">
            <text:p>95</text:p>
          </table:table-cell>
          <table:table-cell table:style-name="ce8" table:formula="of:=2*PI()*[.A10]/60*[.B10]/1000" office:value-type="float" office:value="49.7418836818384" calcext:value-type="float">
            <text:p>50</text:p>
          </table:table-cell>
          <table:table-cell table:style-name="ce7" table:formula="of:=[.$I$18]*[.$I$19]/[.$I$17]/[.$I$20]*[.$I$22]/[.$I$16]/[.$I$23]*[.$I$24]*[.$I$21]*[.$A10]/60/2" office:value-type="float" office:value="190.900437769696" calcext:value-type="float">
            <text:p>191</text:p>
          </table:table-cell>
          <table:table-cell table:style-name="ce5" table:formula="of:=[.C10]/[.D10]" office:value-type="float" office:value="0.26056453438754" calcext:value-type="float">
            <text:p>0.261</text:p>
          </table:table-cell>
          <table:table-cell table:number-columns-repeated="7"/>
          <table:table-cell table:style-name="ce13" table:formula="of:=[.$K$3]*[.R9]+[.$L$3]" office:value-type="float" office:value="102" calcext:value-type="float">
            <text:p>102</text:p>
          </table:table-cell>
          <table:table-cell table:formula="of:=[.M10]-[.S9]" office:value-type="float" office:value="0" calcext:value-type="float">
            <text:p>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table:formula="of:=[.B8]" office:value-type="float" office:value="105" calcext:value-type="float">
            <text:p>105</text:p>
          </table:table-cell>
          <table:table-cell table:style-name="ce1" office:value-type="float" office:value="15" calcext:value-type="float">
            <text:p>15</text:p>
          </table:table-cell>
          <table:table-cell table:formula="of:=[.S10]+[.T10]" office:value-type="float" office:value="120" calcext:value-type="float">
            <text:p>120</text:p>
          </table:table-cell>
          <table:table-cell/>
          <table:table-cell table:formula="of:=[.U10]*[.$S$26]-[.T10]" office:value-type="float" office:value="105" calcext:value-type="float">
            <text:p>105</text:p>
          </table:table-cell>
          <table:table-cell table:number-columns-repeated="2"/>
          <table:table-cell table:formula="of:=2*PI()*[.$R10]/60*[.$B$18]/[.$B$19]/[.$B$23]" office:value-type="float" office:value="29.278521285736" calcext:value-type="float">
            <text:p>29.28</text:p>
          </table:table-cell>
          <table:table-cell table:formula="of:=2*PI()*[.R10]/60*[.W10]/[.Z10]" office:value-type="float" office:value="1502.2035" calcext:value-type="float">
            <text:p>1502.2</text:p>
          </table:table-cell>
          <table:table-cell table:formula="of:=2*PI()*[.$R10]/60*[.$B$18]/[.$B$19]/[.$B$24]" office:value-type="float" office:value="37.8538204070813" calcext:value-type="float">
            <text:p>37.85</text:p>
          </table:table-cell>
          <table:table-cell table:formula="of:=2*PI()*[.R10]/60*[.W10]/[.AB10]" office:value-type="float" office:value="1161.8985" calcext:value-type="float">
            <text:p>1161.9</text:p>
          </table:table-cell>
          <table:table-cell office:value-type="float" office:value="28" calcext:value-type="float">
            <text:p>28</text:p>
          </table:table-cell>
          <table:table-cell table:style-name="ce20" table:formula="of:=[.$AB$20]+[.$AB$21]*[.AD10]^2" office:value-type="float" office:value="642" calcext:value-type="float">
            <text:p>642.0</text:p>
          </table:table-cell>
          <table:table-cell/>
        </table:table-row>
        <table:table-row table:style-name="ro1">
          <table:table-cell office:value-type="float" office:value="5500" calcext:value-type="float">
            <text:p>5500</text:p>
          </table:table-cell>
          <table:table-cell table:style-name="ce1" office:value-type="float" office:value="81" calcext:value-type="float">
            <text:p>81</text:p>
          </table:table-cell>
          <table:table-cell table:style-name="ce7" table:formula="of:=2*PI()*[.A11]/60*[.B11]/1000" office:value-type="float" office:value="46.6526509058084" calcext:value-type="float">
            <text:p>47</text:p>
          </table:table-cell>
          <table:table-cell table:style-name="ce7" table:formula="of:=[.$I$18]*[.$I$19]/[.$I$17]/[.$I$20]*[.$I$22]/[.$I$16]/[.$I$23]*[.$I$24]*[.$I$21]*[.$A11]/60/2" office:value-type="float" office:value="209.990481546665" calcext:value-type="float">
            <text:p>210</text:p>
          </table:table-cell>
          <table:table-cell table:style-name="ce5" table:formula="of:=[.C11]/[.D11]" office:value-type="float" office:value="0.222165550372534" calcext:value-type="float">
            <text:p>0.222</text:p>
          </table:table-cell>
          <table:table-cell table:number-columns-repeated="7"/>
          <table:table-cell table:formula="of:=[.$K$3]*[.R10]+[.$L$3]" office:value-type="float" office:value="106.7" calcext:value-type="float">
            <text:p>106.7</text:p>
          </table:table-cell>
          <table:table-cell table:style-name="ce13" table:formula="of:=[.M11]-[.S10]" office:value-type="float" office:value="1.69999999999999" calcext:value-type="float">
            <text:p>1.7</text:p>
          </table:table-cell>
          <table:table-cell table:number-columns-repeated="3"/>
          <table:table-cell office:value-type="float" office:value="4500" calcext:value-type="float">
            <text:p>4500</text:p>
          </table:table-cell>
          <table:table-cell table:formula="of:=[.B9]" office:value-type="float" office:value="102" calcext:value-type="float">
            <text:p>102</text:p>
          </table:table-cell>
          <table:table-cell table:style-name="ce1" office:value-type="float" office:value="19" calcext:value-type="float">
            <text:p>19</text:p>
          </table:table-cell>
          <table:table-cell table:formula="of:=[.S11]+[.T11]" office:value-type="float" office:value="121" calcext:value-type="float">
            <text:p>121</text:p>
          </table:table-cell>
          <table:table-cell/>
          <table:table-cell table:formula="of:=[.U11]*[.$S$26]-[.T11]" office:value-type="float" office:value="102" calcext:value-type="float">
            <text:p>102</text:p>
          </table:table-cell>
          <table:table-cell table:number-columns-repeated="2"/>
          <table:table-cell table:formula="of:=2*PI()*[.$R11]/60*[.$B$18]/[.$B$19]/[.$B$23]" office:value-type="float" office:value="32.938336446453" calcext:value-type="float">
            <text:p>32.94</text:p>
          </table:table-cell>
          <table:table-cell table:formula="of:=2*PI()*[.R11]/60*[.W11]/[.Z11]" office:value-type="float" office:value="1459.2834" calcext:value-type="float">
            <text:p>1459.28</text:p>
          </table:table-cell>
          <table:table-cell table:formula="of:=2*PI()*[.$R11]/60*[.$B$18]/[.$B$19]/[.$B$24]" office:value-type="float" office:value="42.5855479579664" calcext:value-type="float">
            <text:p>42.59</text:p>
          </table:table-cell>
          <table:table-cell table:formula="of:=2*PI()*[.R11]/60*[.W11]/[.AB11]" office:value-type="float" office:value="1128.7014" calcext:value-type="float">
            <text:p>1128.7</text:p>
          </table:table-cell>
          <table:table-cell office:value-type="float" office:value="32" calcext:value-type="float">
            <text:p>32</text:p>
          </table:table-cell>
          <table:table-cell table:style-name="ce20" table:formula="of:=[.$AB$20]+[.$AB$21]*[.AD11]^2" office:value-type="float" office:value="762" calcext:value-type="float">
            <text:p>762.0</text:p>
          </table:table-cell>
          <table:table-cell/>
        </table:table-row>
        <table:table-row table:style-name="ro1">
          <table:table-cell office:value-type="float" office:value="6000" calcext:value-type="float">
            <text:p>6000</text:p>
          </table:table-cell>
          <table:table-cell table:style-name="ce1" office:value-type="float" office:value="70" calcext:value-type="float">
            <text:p>70</text:p>
          </table:table-cell>
          <table:table-cell table:style-name="ce7" table:formula="of:=2*PI()*[.A12]/60*[.B12]/1000" office:value-type="float" office:value="43.9822971502571" calcext:value-type="float">
            <text:p>44</text:p>
          </table:table-cell>
          <table:table-cell table:style-name="ce7" table:formula="of:=[.$I$18]*[.$I$19]/[.$I$17]/[.$I$20]*[.$I$22]/[.$I$16]/[.$I$23]*[.$I$24]*[.$I$21]*[.$A12]/60/2" office:value-type="float" office:value="229.080525323635" calcext:value-type="float">
            <text:p>229</text:p>
          </table:table-cell>
          <table:table-cell table:style-name="ce5" table:formula="of:=[.C12]/[.D12]" office:value-type="float" office:value="0.19199492007503" calcext:value-type="float">
            <text:p>0.192</text:p>
          </table:table-cell>
          <table:table-cell table:number-columns-repeated="7"/>
          <table:table-cell table:formula="of:=[.$K$3]*[.R11]+[.$L$3]" office:value-type="float" office:value="111.4" calcext:value-type="float">
            <text:p>111.4</text:p>
          </table:table-cell>
          <table:table-cell table:style-name="ce13" table:formula="of:=[.M12]-[.S11]" office:value-type="float" office:value="9.40000000000001" calcext:value-type="float">
            <text:p>9.4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table:formula="of:=[.B10]" office:value-type="float" office:value="95" calcext:value-type="float">
            <text:p>95</text:p>
          </table:table-cell>
          <table:table-cell table:style-name="ce1" office:value-type="float" office:value="27" calcext:value-type="float">
            <text:p>27</text:p>
          </table:table-cell>
          <table:table-cell table:formula="of:=[.S12]+[.T12]" office:value-type="float" office:value="122" calcext:value-type="float">
            <text:p>122</text:p>
          </table:table-cell>
          <table:table-cell/>
          <table:table-cell table:formula="of:=[.U12]*[.$S$26]-[.T12]" office:value-type="float" office:value="95" calcext:value-type="float">
            <text:p>95</text:p>
          </table:table-cell>
          <table:table-cell table:number-columns-repeated="2"/>
          <table:table-cell table:formula="of:=2*PI()*[.$R12]/60*[.$B$18]/[.$B$19]/[.$B$23]" office:value-type="float" office:value="36.59815160717" calcext:value-type="float">
            <text:p>36.6</text:p>
          </table:table-cell>
          <table:table-cell table:formula="of:=2*PI()*[.R12]/60*[.W12]/[.Z12]" office:value-type="float" office:value="1359.1365" calcext:value-type="float">
            <text:p>1359.14</text:p>
          </table:table-cell>
          <table:table-cell table:formula="of:=2*PI()*[.$R12]/60*[.$B$18]/[.$B$19]/[.$B$24]" office:value-type="float" office:value="47.3172755088516" calcext:value-type="float">
            <text:p>47.32</text:p>
          </table:table-cell>
          <table:table-cell table:formula="of:=2*PI()*[.R12]/60*[.W12]/[.AB12]" office:value-type="float" office:value="1051.2415" calcext:value-type="float">
            <text:p>1051.24</text:p>
          </table:table-cell>
          <table:table-cell office:value-type="float" office:value="36" calcext:value-type="float">
            <text:p>36</text:p>
          </table:table-cell>
          <table:table-cell table:style-name="ce20" table:formula="of:=[.$AB$20]+[.$AB$21]*[.AD12]^2" office:value-type="float" office:value="898" calcext:value-type="float">
            <text:p>898.0</text:p>
          </table:table-cell>
          <table:table-cell/>
        </table:table-row>
        <table:table-row table:style-name="ro1">
          <table:table-cell table:style-name="ce1" table:number-columns-repeated="5"/>
          <table:table-cell table:number-columns-repeated="7"/>
          <table:table-cell table:formula="of:=[.$K$3]*[.R12]+[.$L$3]" office:value-type="float" office:value="116.1" calcext:value-type="float">
            <text:p>116.1</text:p>
          </table:table-cell>
          <table:table-cell table:style-name="ce13" table:formula="of:=[.M13]-[.S12]" office:value-type="float" office:value="21.1" calcext:value-type="float">
            <text:p>21.1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formula="of:=[.B11]" office:value-type="float" office:value="81" calcext:value-type="float">
            <text:p>81</text:p>
          </table:table-cell>
          <table:table-cell table:style-name="ce1" office:value-type="float" office:value="41" calcext:value-type="float">
            <text:p>41</text:p>
          </table:table-cell>
          <table:table-cell table:formula="of:=[.S13]+[.T13]" office:value-type="float" office:value="122" calcext:value-type="float">
            <text:p>122</text:p>
          </table:table-cell>
          <table:table-cell/>
          <table:table-cell table:formula="of:=[.U13]*[.$S$26]-[.T13]" office:value-type="float" office:value="81" calcext:value-type="float">
            <text:p>81</text:p>
          </table:table-cell>
          <table:table-cell table:number-columns-repeated="2"/>
          <table:table-cell table:formula="of:=2*PI()*[.$R13]/60*[.$B$18]/[.$B$19]/[.$B$23]" office:value-type="float" office:value="40.257966767887" calcext:value-type="float">
            <text:p>40.26</text:p>
          </table:table-cell>
          <table:table-cell table:formula="of:=2*PI()*[.R13]/60*[.W13]/[.Z13]" office:value-type="float" office:value="1158.8427" calcext:value-type="float">
            <text:p>1158.84</text:p>
          </table:table-cell>
          <table:table-cell table:formula="of:=2*PI()*[.$R13]/60*[.$B$18]/[.$B$19]/[.$B$24]" office:value-type="float" office:value="52.0490030597367" calcext:value-type="float">
            <text:p>52.05</text:p>
          </table:table-cell>
          <table:table-cell table:formula="of:=2*PI()*[.R13]/60*[.W13]/[.AB13]" office:value-type="float" office:value="896.3217" calcext:value-type="float">
            <text:p>896.32</text:p>
          </table:table-cell>
          <table:table-cell office:value-type="float" office:value="40" calcext:value-type="float">
            <text:p>40</text:p>
          </table:table-cell>
          <table:table-cell table:style-name="ce20" table:formula="of:=[.$AB$20]+[.$AB$21]*[.AD13]^2" office:value-type="float" office:value="1050" calcext:value-type="float">
            <text:p>1050.0</text:p>
          </table:table-cell>
          <table:table-cell/>
        </table:table-row>
        <table:table-row table:style-name="ro1">
          <table:table-cell table:style-name="ce1" table:number-columns-repeated="5"/>
          <table:table-cell table:number-columns-repeated="7"/>
          <table:table-cell table:formula="of:=[.$K$3]*[.R13]+[.$L$3]" office:value-type="float" office:value="120.8" calcext:value-type="float">
            <text:p>120.8</text:p>
          </table:table-cell>
          <table:table-cell table:style-name="ce13" table:formula="of:=[.M14]-[.S13]" office:value-type="float" office:value="39.8" calcext:value-type="float">
            <text:p>39.8</text:p>
          </table:table-cell>
          <table:table-cell table:number-columns-repeated="3"/>
          <table:table-cell office:value-type="float" office:value="6000" calcext:value-type="float">
            <text:p>6000</text:p>
          </table:table-cell>
          <table:table-cell table:formula="of:=[.B12]" office:value-type="float" office:value="70" calcext:value-type="float">
            <text:p>70</text:p>
          </table:table-cell>
          <table:table-cell table:style-name="ce1" office:value-type="float" office:value="54" calcext:value-type="float">
            <text:p>54</text:p>
          </table:table-cell>
          <table:table-cell table:formula="of:=[.S14]+[.T14]" office:value-type="float" office:value="124" calcext:value-type="float">
            <text:p>124</text:p>
          </table:table-cell>
          <table:table-cell/>
          <table:table-cell table:formula="of:=[.U14]*[.$S$26]-[.T14]" office:value-type="float" office:value="70" calcext:value-type="float">
            <text:p>70</text:p>
          </table:table-cell>
          <table:table-cell table:number-columns-repeated="2"/>
          <table:table-cell table:formula="of:=2*PI()*[.$R14]/60*[.$B$18]/[.$B$19]/[.$B$23]" office:value-type="float" office:value="43.917781928604" calcext:value-type="float">
            <text:p>43.92</text:p>
          </table:table-cell>
          <table:table-cell table:formula="of:=2*PI()*[.R14]/60*[.W14]/[.Z14]" office:value-type="float" office:value="1001.469" calcext:value-type="float">
            <text:p>1001.47</text:p>
          </table:table-cell>
          <table:table-cell table:formula="of:=2*PI()*[.$R14]/60*[.$B$18]/[.$B$19]/[.$B$24]" office:value-type="float" office:value="56.7807306106219" calcext:value-type="float">
            <text:p>56.78</text:p>
          </table:table-cell>
          <table:table-cell table:formula="of:=2*PI()*[.R14]/60*[.W14]/[.AB14]" office:value-type="float" office:value="774.599" calcext:value-type="float">
            <text:p>774.6</text:p>
          </table:table-cell>
          <table:table-cell office:value-type="float" office:value="44" calcext:value-type="float">
            <text:p>44</text:p>
          </table:table-cell>
          <table:table-cell table:style-name="ce20" table:formula="of:=[.$AB$20]+[.$AB$21]*[.AD14]^2" office:value-type="float" office:value="1218" calcext:value-type="float">
            <text:p>1218.0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PŘÍKON</text:p>
          </table:table-cell>
          <table:table-cell table:number-columns-repeated="4"/>
          <table:table-cell table:formula="of:=[.$K$3]*[.R14]+[.$L$3]" office:value-type="float" office:value="125.5" calcext:value-type="float">
            <text:p>125.5</text:p>
          </table:table-cell>
          <table:table-cell table:style-name="ce13" table:formula="of:=[.M15]-[.S14]" office:value-type="float" office:value="55.5" calcext:value-type="float">
            <text:p>55.5</text:p>
          </table:table-cell>
          <table:table-cell table:number-columns-repeated="3"/>
          <table:table-cell table:style-name="ce15" office:value-type="float" office:value="6500" calcext:value-type="float">
            <text:p>6500</text:p>
          </table:table-cell>
          <table:table-cell table:style-name="ce15" office:value-type="float" office:value="60" calcext:value-type="float">
            <text:p>60</text:p>
          </table:table-cell>
          <table:table-cell table:style-name="ce1" office:value-type="float" office:value="66" calcext:value-type="float">
            <text:p>66</text:p>
          </table:table-cell>
          <table:table-cell table:formula="of:=[.S15]+[.T15]" office:value-type="float" office:value="126" calcext:value-type="float">
            <text:p>126</text:p>
          </table:table-cell>
          <table:table-cell/>
          <table:table-cell table:formula="of:=[.U15]*[.$S$26]-[.T15]" office:value-type="float" office:value="60" calcext:value-type="float">
            <text:p>60</text:p>
          </table:table-cell>
          <table:table-cell table:number-columns-repeated="2"/>
          <table:table-cell table:formula="of:=2*PI()*[.$R15]/60*[.$B$18]/[.$B$19]/[.$B$23]" office:value-type="float" office:value="47.577597089321" calcext:value-type="float">
            <text:p>47.58</text:p>
          </table:table-cell>
          <table:table-cell table:formula="of:=2*PI()*[.R15]/60*[.W15]/[.Z15]" office:value-type="float" office:value="858.402" calcext:value-type="float">
            <text:p>858.4</text:p>
          </table:table-cell>
          <table:table-cell table:formula="of:=2*PI()*[.$R15]/60*[.$B$18]/[.$B$19]/[.$B$24]" office:value-type="float" office:value="61.5124581615071" calcext:value-type="float">
            <text:p>61.51</text:p>
          </table:table-cell>
          <table:table-cell table:formula="of:=2*PI()*[.R15]/60*[.W15]/[.AB15]" office:value-type="float" office:value="663.942" calcext:value-type="float">
            <text:p>663.94</text:p>
          </table:table-cell>
          <table:table-cell office:value-type="float" office:value="48" calcext:value-type="float">
            <text:p>48</text:p>
          </table:table-cell>
          <table:table-cell table:style-name="ce20" table:formula="of:=[.$AB$20]+[.$AB$21]*[.AD15]^2" office:value-type="float" office:value="1402" calcext:value-type="float">
            <text:p>1402.0</text:p>
          </table:table-cell>
          <table:table-cell/>
        </table:table-row>
        <table:table-row table:style-name="ro1">
          <table:table-cell table:style-name="ce2" office:value-type="string" calcext:value-type="string">
            <text:p>PŘEVODOVKA</text:p>
          </table:table-cell>
          <table:table-cell table:number-columns-repeated="6"/>
          <table:table-cell table:style-name="ce3" office:value-type="string" calcext:value-type="string">
            <text:p>λ</text:p>
          </table:table-cell>
          <table:table-cell office:value-type="float" office:value="1.01" calcext:value-type="float">
            <text:p>1.01</text:p>
          </table:table-cell>
          <table:table-cell table:number-columns-repeated="3"/>
          <table:table-cell table:formula="of:=[.$K$3]*[.R15]+[.$L$3]" office:value-type="float" office:value="130.2" calcext:value-type="float">
            <text:p>130.2</text:p>
          </table:table-cell>
          <table:table-cell table:style-name="ce13" table:formula="of:=[.M16]-[.S15]" office:value-type="float" office:value="70.2" calcext:value-type="float">
            <text:p>70.2</text:p>
          </table:table-cell>
          <table:table-cell table:number-columns-repeated="3"/>
          <table:table-cell table:style-name="ce15" office:value-type="float" office:value="7000" calcext:value-type="float">
            <text:p>7000</text:p>
          </table:table-cell>
          <table:table-cell table:style-name="ce15" office:value-type="float" office:value="48" calcext:value-type="float">
            <text:p>48</text:p>
          </table:table-cell>
          <table:table-cell table:style-name="ce1" office:value-type="float" office:value="80" calcext:value-type="float">
            <text:p>80</text:p>
          </table:table-cell>
          <table:table-cell table:formula="of:=[.S16]+[.T16]" office:value-type="float" office:value="128" calcext:value-type="float">
            <text:p>128</text:p>
          </table:table-cell>
          <table:table-cell/>
          <table:table-cell table:formula="of:=[.U16]*[.$S$26]-[.T16]" office:value-type="float" office:value="48" calcext:value-type="float">
            <text:p>48</text:p>
          </table:table-cell>
          <table:table-cell table:number-columns-repeated="2"/>
          <table:table-cell table:formula="of:=2*PI()*[.$R16]/60*[.$B$18]/[.$B$19]/[.$B$23]" office:value-type="float" office:value="51.237412250038" calcext:value-type="float">
            <text:p>51.24</text:p>
          </table:table-cell>
          <table:table-cell table:formula="of:=2*PI()*[.R16]/60*[.W16]/[.Z16]" office:value-type="float" office:value="686.7216" calcext:value-type="float">
            <text:p>686.72</text:p>
          </table:table-cell>
          <table:table-cell table:formula="of:=2*PI()*[.$R16]/60*[.$B$18]/[.$B$19]/[.$B$24]" office:value-type="float" office:value="66.2441857123922" calcext:value-type="float">
            <text:p>66.24</text:p>
          </table:table-cell>
          <table:table-cell table:formula="of:=2*PI()*[.R16]/60*[.W16]/[.AB16]" office:value-type="float" office:value="531.1536" calcext:value-type="float">
            <text:p>531.15</text:p>
          </table:table-cell>
          <table:table-cell office:value-type="float" office:value="52" calcext:value-type="float">
            <text:p>52</text:p>
          </table:table-cell>
          <table:table-cell table:style-name="ce20" table:formula="of:=[.$AB$20]+[.$AB$21]*[.AD16]^2" office:value-type="float" office:value="1602" calcext:value-type="float">
            <text:p>1602.0</text:p>
          </table:table-cell>
          <table:table-cell/>
        </table:table-row>
        <table:table-row table:style-name="ro1">
          <table:table-cell table:style-name="ce3" office:value-type="string" calcext:value-type="string">
            <text:p>v [1/min]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 office:value-type="string" calcext:value-type="string">
            <text:p>R [J/K/mol]</text:p>
          </table:table-cell>
          <table:table-cell table:style-name="ce5" office:value-type="float" office:value="8.314" calcext:value-type="float">
            <text:p>8.314</text:p>
          </table:table-cell>
          <table:table-cell table:number-columns-repeated="3"/>
          <table:table-cell table:formula="of:=[.$K$3]*[.R16]+[.$L$3]" office:value-type="float" office:value="134.9" calcext:value-type="float">
            <text:p>134.9</text:p>
          </table:table-cell>
          <table:table-cell table:style-name="ce13" table:formula="of:=[.M17]-[.S16]" office:value-type="float" office:value="86.9" calcext:value-type="float">
            <text:p>86.9</text:p>
          </table:table-cell>
          <table:table-cell table:number-columns-repeated="3"/>
          <table:table-cell table:style-name="ce15" office:value-type="float" office:value="7500" calcext:value-type="float">
            <text:p>7500</text:p>
          </table:table-cell>
          <table:table-cell table:style-name="ce15" office:value-type="float" office:value="35" calcext:value-type="float">
            <text:p>35</text:p>
          </table:table-cell>
          <table:table-cell table:style-name="ce1" office:value-type="float" office:value="95" calcext:value-type="float">
            <text:p>95</text:p>
          </table:table-cell>
          <table:table-cell table:formula="of:=[.S17]+[.T17]" office:value-type="float" office:value="130" calcext:value-type="float">
            <text:p>130</text:p>
          </table:table-cell>
          <table:table-cell/>
          <table:table-cell table:formula="of:=[.U17]*[.$S$26]-[.T17]" office:value-type="float" office:value="35" calcext:value-type="float">
            <text:p>35</text:p>
          </table:table-cell>
          <table:table-cell table:number-columns-repeated="2"/>
          <table:table-cell table:formula="of:=2*PI()*[.$R17]/60*[.$B$18]/[.$B$19]/[.$B$23]" office:value-type="float" office:value="54.897227410755" calcext:value-type="float">
            <text:p>54.9</text:p>
          </table:table-cell>
          <table:table-cell table:formula="of:=2*PI()*[.R17]/60*[.W17]/[.Z17]" office:value-type="float" office:value="500.7345" calcext:value-type="float">
            <text:p>500.73</text:p>
          </table:table-cell>
          <table:table-cell table:formula="of:=2*PI()*[.$R17]/60*[.$B$18]/[.$B$19]/[.$B$24]" office:value-type="float" office:value="70.9759132632774" calcext:value-type="float">
            <text:p>70.98</text:p>
          </table:table-cell>
          <table:table-cell table:formula="of:=2*PI()*[.R17]/60*[.W17]/[.AB17]" office:value-type="float" office:value="387.2995" calcext:value-type="float">
            <text:p>387.3</text:p>
          </table:table-cell>
          <table:table-cell office:value-type="float" office:value="56" calcext:value-type="float">
            <text:p>56</text:p>
          </table:table-cell>
          <table:table-cell table:style-name="ce20" table:formula="of:=[.$AB$20]+[.$AB$21]*[.AD17]^2" office:value-type="float" office:value="1818" calcext:value-type="float">
            <text:p>1818.0</text:p>
          </table:table-cell>
          <table:table-cell/>
        </table:table-row>
        <table:table-row table:style-name="ro1">
          <table:table-cell table:style-name="ce3" office:value-type="string" calcext:value-type="string">
            <text:p>r [m]</text:p>
          </table:table-cell>
          <table:table-cell office:value-type="float" office:value="0.27" calcext:value-type="float">
            <text:p>0.27</text:p>
          </table:table-cell>
          <table:table-cell table:number-columns-repeated="5"/>
          <table:table-cell table:style-name="ce3" office:value-type="string" calcext:value-type="string">
            <text:p>p [kPa]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3"/>
          <table:table-cell table:formula="of:=[.$K$3]*[.R17]+[.$L$3]" office:value-type="float" office:value="139.6" calcext:value-type="float">
            <text:p>139.6</text:p>
          </table:table-cell>
          <table:table-cell table:style-name="ce13" table:formula="of:=[.M18]-[.S17]" office:value-type="float" office:value="104.6" calcext:value-type="float">
            <text:p>104.6</text:p>
          </table:table-cell>
          <table:table-cell table:number-columns-repeated="3"/>
          <table:table-cell table:style-name="ce15" office:value-type="float" office:value="8000" calcext:value-type="float">
            <text:p>8000</text:p>
          </table:table-cell>
          <table:table-cell table:style-name="ce15"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formula="of:=[.S18]+[.T18]" office:value-type="float" office:value="130" calcext:value-type="float">
            <text:p>130</text:p>
          </table:table-cell>
          <table:table-cell/>
          <table:table-cell table:formula="of:=[.U18]*[.$S$26]-[.T18]" office:value-type="float" office:value="20" calcext:value-type="float">
            <text:p>20</text:p>
          </table:table-cell>
          <table:table-cell table:number-columns-repeated="2"/>
          <table:table-cell table:formula="of:=2*PI()*[.$R18]/60*[.$B$18]/[.$B$19]/[.$B$23]" office:value-type="float" office:value="58.557042571472" calcext:value-type="float">
            <text:p>58.56</text:p>
          </table:table-cell>
          <table:table-cell table:formula="of:=2*PI()*[.R18]/60*[.W18]/[.Z18]" office:value-type="float" office:value="286.134" calcext:value-type="float">
            <text:p>286.13</text:p>
          </table:table-cell>
          <table:table-cell table:formula="of:=2*PI()*[.$R18]/60*[.$B$18]/[.$B$19]/[.$B$24]" office:value-type="float" office:value="75.7076408141625" calcext:value-type="float">
            <text:p>75.71</text:p>
          </table:table-cell>
          <table:table-cell table:formula="of:=2*PI()*[.R18]/60*[.W18]/[.AB18]" office:value-type="float" office:value="221.314" calcext:value-type="float">
            <text:p>221.31</text:p>
          </table:table-cell>
          <table:table-cell office:value-type="float" office:value="60" calcext:value-type="float">
            <text:p>60</text:p>
          </table:table-cell>
          <table:table-cell table:style-name="ce20" table:formula="of:=[.$AB$20]+[.$AB$21]*[.AD18]^2" office:value-type="float" office:value="2050" calcext:value-type="float">
            <text:p>2050.0</text:p>
          </table:table-cell>
          <table:table-cell/>
        </table:table-row>
        <table:table-row table:style-name="ro1">
          <table:table-cell table:style-name="ce3" office:value-type="string" calcext:value-type="string">
            <text:p>perm</text:p>
          </table:table-cell>
          <table:table-cell table:style-name="ce5" office:value-type="float" office:value="4.167" calcext:value-type="float">
            <text:p>4.167</text:p>
          </table:table-cell>
          <table:table-cell/>
          <table:table-cell office:value-type="string" calcext:value-type="string">
            <text:p>v [km/h]</text:p>
          </table:table-cell>
          <table:table-cell/>
          <table:table-cell office:value-type="string" calcext:value-type="string">
            <text:p>r eff [cm]</text:p>
          </table:table-cell>
          <table:table-cell/>
          <table:table-cell table:style-name="ce3" office:value-type="string" calcext:value-type="string">
            <text:p>V [l]</text:p>
          </table:table-cell>
          <table:table-cell table:style-name="ce5" office:value-type="float" office:value="1.289" calcext:value-type="float">
            <text:p>1.289</text:p>
          </table:table-cell>
          <table:table-cell table:number-columns-repeated="11"/>
          <table:table-cell table:style-name="Default" table:number-columns-repeated="2"/>
          <table:table-cell table:number-columns-repeated="7"/>
          <table:table-cell office:value-type="float" office:value="64" calcext:value-type="float">
            <text:p>64</text:p>
          </table:table-cell>
          <table:table-cell table:style-name="ce20" table:formula="of:=[.$AB$20]+[.$AB$21]*[.AD19]^2" office:value-type="float" office:value="2298" calcext:value-type="float">
            <text:p>2298.0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3.308" calcext:value-type="float">
            <text:p>3.308</text:p>
          </table:table-cell>
          <table:table-cell/>
          <table:table-cell table:formula="of:=2*PI()*[.$B$17]/60*[.$B$18]/[.$B$19]/[.$B20]*3.6" office:value-type="float" office:value="14.7684826533794" calcext:value-type="float">
            <text:p>14.77</text:p>
          </table:table-cell>
          <table:table-cell office:value-type="float" office:value="0" calcext:value-type="float">
            <text:p>0</text:p>
          </table:table-cell>
          <table:table-cell table:formula="of:=[.$B$18]/[.$B$19]/[.B20]*100" office:value-type="float" office:value="1.95873084687687" calcext:value-type="float">
            <text:p>1.96</text:p>
          </table:table-cell>
          <table:table-cell/>
          <table:table-cell table:style-name="ce3" office:value-type="string" calcext:value-type="string">
            <text:p>T sání [K]</text:p>
          </table:table-cell>
          <table:table-cell office:value-type="float" office:value="298" calcext:value-type="float">
            <text:p>298</text:p>
          </table:table-cell>
          <table:table-cell table:number-columns-repeated="8"/>
          <table:table-cell table:style-name="ce1" table:number-columns-repeated="2"/>
          <table:table-cell table:number-columns-repeated="6"/>
          <table:table-cell office:value-type="string" calcext:value-type="string">
            <text:p>součinitel tření (P lineární)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1.913" calcext:value-type="float">
            <text:p>1.913</text:p>
          </table:table-cell>
          <table:table-cell/>
          <table:table-cell table:formula="of:=2*PI()*[.$B$17]/60*[.$B$18]/[.$B$19]/[.$B21]*3.6" office:value-type="float" office:value="25.5379720948139" calcext:value-type="float">
            <text:p>25.54</text:p>
          </table:table-cell>
          <table:table-cell office:value-type="float" office:value="0" calcext:value-type="float">
            <text:p>0</text:p>
          </table:table-cell>
          <table:table-cell table:formula="of:=[.$B$18]/[.$B$19]/[.B21]*100" office:value-type="float" office:value="3.38707874619377" calcext:value-type="float">
            <text:p>3.39</text:p>
          </table:table-cell>
          <table:table-cell/>
          <table:table-cell table:style-name="ce3" office:value-type="string" calcext:value-type="string">
            <text:p>ΔHsp [kJ/g]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string" calcext:value-type="string">
            <text:p>f over 2 je qůli čtyřtaktu!!!</text:p>
          </table:table-cell>
          <table:table-cell table:number-columns-repeated="6"/>
          <table:table-cell office:value-type="string" calcext:value-type="string">
            <text:p>žluté je vycucáno z prstu</text:p>
          </table:table-cell>
          <table:table-cell table:number-columns-repeated="7"/>
          <table:table-cell office:value-type="string" calcext:value-type="string">
            <text:p>odporný člen 0.5*C*S*rho</text:p>
          </table:table-cell>
          <table:table-cell/>
          <table:table-cell table:style-name="ce19" office:value-type="float" office:value="0.5" calcext:value-type="float">
            <text:p>0.50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1.267" calcext:value-type="float">
            <text:p>1.267</text:p>
          </table:table-cell>
          <table:table-cell/>
          <table:table-cell table:formula="of:=2*PI()*[.$B$17]/60*[.$B$18]/[.$B$19]/[.$B22]*3.6" office:value-type="float" office:value="38.5589113002203" calcext:value-type="float">
            <text:p>38.56</text:p>
          </table:table-cell>
          <table:table-cell office:value-type="float" office:value="0" calcext:value-type="float">
            <text:p>0</text:p>
          </table:table-cell>
          <table:table-cell table:formula="of:=[.$B$18]/[.$B$19]/[.B22]*100" office:value-type="float" office:value="5.11403444472666" calcext:value-type="float">
            <text:p>5.11</text:p>
          </table:table-cell>
          <table:table-cell/>
          <table:table-cell table:style-name="ce3" office:value-type="string" calcext:value-type="string">
            <text:p>x O2</text:p>
          </table:table-cell>
          <table:table-cell office:value-type="float" office:value="0.21" calcext:value-type="float">
            <text:p>0.21</text:p>
          </table:table-cell>
          <table:table-cell table:number-columns-repeated="16"/>
          <table:table-cell office:value-type="string" calcext:value-type="string">
            <text:p>obojí pro km/h !!!!</text:p>
          </table:table-cell>
          <table:table-cell table:number-columns-repeated="4"/>
          <table:table-cell table:style-name="ce20"/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0.927" calcext:value-type="float">
            <text:p>0.927</text:p>
          </table:table-cell>
          <table:table-cell/>
          <table:table-cell table:formula="of:=2*PI()*[.$B$17]/60*[.$B$18]/[.$B$19]/[.$B23]*3.6" office:value-type="float" office:value="52.7013383143248" calcext:value-type="float">
            <text:p>52.7</text:p>
          </table:table-cell>
          <table:table-cell office:value-type="float" office:value="0" calcext:value-type="float">
            <text:p>0</text:p>
          </table:table-cell>
          <table:table-cell table:formula="of:=[.$B$18]/[.$B$19]/[.B23]*100" office:value-type="float" office:value="6.98973208356924" calcext:value-type="float">
            <text:p>6.99</text:p>
          </table:table-cell>
          <table:table-cell/>
          <table:table-cell table:style-name="ce3" office:value-type="string" calcext:value-type="string">
            <text:p>stechiometrie</text:p>
          </table:table-cell>
          <table:table-cell office:value-type="float" office:value="12.5" calcext:value-type="float">
            <text:p>12.5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0.717" calcext:value-type="float">
            <text:p>0.717</text:p>
          </table:table-cell>
          <table:table-cell/>
          <table:table-cell table:formula="of:=2*PI()*[.$B$17]/60*[.$B$18]/[.$B$19]/[.$B24]*3.6" office:value-type="float" office:value="68.1368767327463" calcext:value-type="float">
            <text:p>68.14</text:p>
          </table:table-cell>
          <table:table-cell office:value-type="float" office:value="0" calcext:value-type="float">
            <text:p>0</text:p>
          </table:table-cell>
          <table:table-cell table:formula="of:=[.$B$18]/[.$B$19]/[.B24]*100" office:value-type="float" office:value="9.03693394904977" calcext:value-type="float">
            <text:p>9.04</text:p>
          </table:table-cell>
          <table:table-cell/>
          <table:table-cell table:style-name="ce3" office:value-type="string" calcext:value-type="string">
            <text:p>M oktan [g/mol]</text:p>
          </table:table-cell>
          <table:table-cell office:value-type="float" office:value="114.1" calcext:value-type="float">
            <text:p>114.1</text:p>
          </table:table-cell>
          <table:table-cell table:number-columns-repeated="21"/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R</text:p>
          </table:table-cell>
          <table:table-cell table:style-name="ce5" office:value-type="float" office:value="2.923" calcext:value-type="float">
            <text:p>2.923</text:p>
          </table:table-cell>
          <table:table-cell table:number-columns-repeated="28"/>
          <table:table-cell table:style-name="ce20"/>
          <table:table-cell/>
        </table:table-row>
        <table:table-row table:style-name="ro1">
          <table:table-cell table:number-columns-repeated="17"/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table:style-name="ce20"/>
          <table:table-cell/>
        </table:table-row>
        <table:table-row table:style-name="ro1" table:number-rows-repeated="21">
          <table:table-cell table:number-columns-repeated="30"/>
          <table:table-cell table:style-name="ce20"/>
          <table:table-cell/>
        </table:table-row>
        <table:table-row table:style-name="ro1" table:number-rows-repeated="1048528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Brake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odle bezpecnecesty.cz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r (suchá)</text:p>
          </table:table-cell>
          <table:table-cell office:value-type="string" calcext:value-type="string">
            <text:p>r (mokrá)</text:p>
          </table:table-cell>
          <table:table-cell office:value-type="string" calcext:value-type="string">
            <text:p>r (led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PŠÍ – koeficient smykového tření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string" calcext:value-type="string">
            <text:p>suchá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string" calcext:value-type="string">
            <text:p>mokrá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string" calcext:value-type="string">
            <text:p>sníh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le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Segoe UI" style:font-size-asian="24pt" style:language-asian="ja" style:country-asian="JP" style:font-name-complex="Tahoma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23">
      <number:day/>
      <number:text>.</number:text>
      <number:month/>
      <number:text>.</number:text>
      <number:year number:style="long"/>
    </number:date-style>
    <number:number-style style:name="N124">
      <number:number number:decimal-places="3" loext:min-decimal-places="3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8">
      <number:number number:decimal-places="6" loext:min-decimal-places="6" number:min-integer-digits="1"/>
    </number:number-style>
    <number:number-style style:name="N129">
      <number:scientific-number number:decimal-places="4" loext:min-decimal-places="4" number:min-integer-digits="1" number:min-exponent-digits="2" loext:exponent-interval="1" loext:forced-exponent-sign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00/00/0000</text:date>, <text:time style:data-style-name="N2" text:time-value="17:47:25.1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1M32S</meta:editing-duration>
    <meta:editing-cycles>39</meta:editing-cycles>
    <meta:generator>LibreOffice/5.2.4.2$Windows_x86 LibreOffice_project/3d5603e1122f0f102b62521720ab13a38a4e0eb0</meta:generator>
    <dc:date>2017-08-11T18:17:35.492000000</dc:date>
    <meta:document-statistic meta:table-count="2" meta:cell-count="376" meta:object-count="4"/>
    <meta:user-defined meta:name="Info 1"/>
    <meta:user-defined meta:name="Info 2"/>
    <meta:user-defined meta:name="Info 3"/>
    <meta:user-defined meta:name="Info 4"/>
  </office:meta>
</office:document-meta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6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ffd320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579d1c"/>
    </style:style>
    <style:style style:name="ch18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4000" loext:regression-extrapolate-backward="0" loext:regression-force-intercept="false" loext:regression-intercept-value="0" chart:regression-type="linear"/>
      <style:graphic-properties svg:stroke-color="#7e0021"/>
    </style:style>
    <style:style style:name="ch20" style:family="chart">
      <style:chart-properties chart:solid-type="cuboid" chart:symbol-type="named-symbol" chart:symbol-name="arrow-right" chart:symbol-width="0.25cm" chart:symbol-height="0.25cm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7.182cm" svg:height="14.909cm" xlink:href=".." xlink:type="simple" chart:class="chart:scatter" chart:style-name="ch1">
        <chart:title svg:x="12.396cm" svg:y="0.434cm" chart:style-name="ch2">
          <text:p>Převodovka</text:p>
        </chart:title>
        <chart:legend chart:legend-position="end" svg:x="24.409cm" svg:y="4.914cm" style:legend-expansion="high" chart:style-name="ch3"/>
        <chart:plot-area chart:style-name="ch4" table:cell-range-address="Engine.B17:Engine.C17 Engine.A20:Engine.A24 Engine.D20:Engine.E24" chart:data-source-has-labels="column" svg:x="1.554cm" svg:y="1.511cm" svg:width="22.312cm" svg:height="12.119cm">
          <chartooo:coordinate-region svg:x="2.175cm" svg:y="1.71cm" svg:width="21.133cm" svg:height="11.273cm"/>
          <chart:axis chart:dimension="x" chart:name="primary-x" chart:style-name="ch5">
            <chart:title svg:x="12.309cm" svg:y="13.928cm" chart:style-name="ch6">
              <text:p>f [Hz]</text:p>
            </chart:title>
          </chart:axis>
          <chart:axis chart:dimension="y" chart:name="primary-y" chart:style-name="ch7">
            <chart:title svg:x="0.451cm" svg:y="8.17cm" chart:style-name="ch8">
              <text:p>v [km/h]</text:p>
            </chart:title>
            <chart:grid chart:style-name="ch9" chart:class="major"/>
          </chart:axis>
          <chart:series chart:style-name="ch10" chart:values-cell-range-address="Engine.D20:Engine.E20" chart:label-cell-address="Engine.A20:Engine.A20" chart:class="chart:scatter">
            <chart:domain table:cell-range-address="Engine.B17:Engine.C17"/>
            <chart:regression-curve chart:style-name="ch11"/>
            <chart:data-point chart:repeated="2"/>
          </chart:series>
          <chart:series chart:style-name="ch12" chart:values-cell-range-address="Engine.D21:Engine.E21" chart:label-cell-address="Engine.A21:Engine.A21" chart:class="chart:scatter">
            <chart:regression-curve chart:style-name="ch13"/>
            <chart:data-point chart:repeated="2"/>
          </chart:series>
          <chart:series chart:style-name="ch14" chart:values-cell-range-address="Engine.D22:Engine.E22" chart:label-cell-address="Engine.A22:Engine.A22" chart:class="chart:scatter">
            <chart:regression-curve chart:style-name="ch15"/>
            <chart:data-point chart:repeated="2"/>
          </chart:series>
          <chart:series chart:style-name="ch16" chart:values-cell-range-address="Engine.D23:Engine.E23" chart:label-cell-address="Engine.A23:Engine.A23" chart:class="chart:scatter">
            <chart:regression-curve chart:style-name="ch17"/>
            <chart:data-point chart:repeated="2"/>
          </chart:series>
          <chart:series chart:style-name="ch18" chart:values-cell-range-address="Engine.D24:Engine.E24" chart:label-cell-address="Engine.A24:Engine.A24" chart:class="chart:scatter">
            <chart:regression-curve chart:style-name="ch19"/>
            <chart:data-point chart:style-name="ch20"/>
            <chart:data-point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2000">
                <text:p>2000</text:p>
                <draw:g>
                  <svg:desc>Engine.B17:Engine.C17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  <draw:g>
                  <svg:desc>Engine.A20:Engine.A20</svg:desc>
                </draw:g>
              </table:table-cell>
              <table:table-cell office:value-type="float" office:value="14.7684826533794">
                <text:p>14.7684826533794</text:p>
                <draw:g>
                  <svg:desc>Engine.D20:Engine.E20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Engine.A21:Engine.A21</svg:desc>
                </draw:g>
              </table:table-cell>
              <table:table-cell office:value-type="float" office:value="25.5379720948139">
                <text:p>25.5379720948139</text:p>
                <draw:g>
                  <svg:desc>Engine.D21:Engine.E21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  <draw:g>
                  <svg:desc>Engine.A22:Engine.A22</svg:desc>
                </draw:g>
              </table:table-cell>
              <table:table-cell office:value-type="float" office:value="38.5589113002203">
                <text:p>38.5589113002203</text:p>
                <draw:g>
                  <svg:desc>Engine.D22:Engine.E22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  <draw:g>
                  <svg:desc>Engine.A23:Engine.A23</svg:desc>
                </draw:g>
              </table:table-cell>
              <table:table-cell office:value-type="float" office:value="52.7013383143248">
                <text:p>52.7013383143248</text:p>
                <draw:g>
                  <svg:desc>Engine.D23:Engine.E23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  <draw:g>
                  <svg:desc>Engine.A24:Engine.A24</svg:desc>
                </draw:g>
              </table:table-cell>
              <table:table-cell office:value-type="float" office:value="68.1368767327463">
                <text:p>68.1368767327463</text:p>
                <draw:g>
                  <svg:desc>Engine.D24:Engine.E24</svg:desc>
                </draw:g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Windows_x86 LibreOffice_project/3d5603e1122f0f102b62521720ab13a38a4e0eb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math xmlns="http://www.w3.org/1998/Math/MathML" display="block">
  <semantics>
    <mrow>
      <mrow>
        <mi>P</mi>
        <mo stretchy="false">=</mo>
        <mrow>
          <mfrac>
            <mrow>
              <mi>p</mi>
              <mo stretchy="false">⋅</mo>
              <mi>V</mi>
            </mrow>
            <mrow>
              <mi>R</mi>
              <mo stretchy="false">⋅</mo>
              <mi>T</mi>
            </mrow>
          </mfrac>
          <mo stretchy="false">⋅</mo>
          <mfrac>
            <msub>
              <mi>x</mi>
              <mrow>
                <mi>O</mi>
                <mn>2</mn>
              </mrow>
            </msub>
            <mrow>
              <mi mathvariant="normal">λ</mi>
              <mo stretchy="false">⋅</mo>
              <mn>12.5</mn>
            </mrow>
          </mfrac>
          <mo stretchy="false">⋅</mo>
          <msub>
            <mi>M</mi>
            <mi>b</mi>
          </msub>
          <mo stretchy="false">⋅</mo>
          <mi mathvariant="normal">Δ</mi>
        </mrow>
      </mrow>
      <mrow>
        <msub>
          <mi>H</mi>
          <mi mathvariant="italic">sp</mi>
        </msub>
        <mo stretchy="false">⋅</mo>
        <mfrac>
          <mi>f</mi>
          <mn>2</mn>
        </mfrac>
      </mrow>
    </mrow>
    <annotation encoding="StarMath 5.0">P = {p cdot V over {R cdot T}} cdot {x_O2 over {%lambda cdot 12.5}} cdot M_b cdot %DELTA H_sp cdot {f over 2}</annotation>
  </semantics>
</math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8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637cm" svg:height="16.576cm" xlink:href=".." xlink:type="simple" chart:class="chart:scatter" chart:style-name="ch1">
        <chart:title svg:x="10.481cm" svg:y="0.467cm" chart:style-name="ch2">
          <text:p>T model</text:p>
        </chart:title>
        <chart:plot-area chart:style-name="ch3" table:cell-range-address="Engine.R3:Engine.R18 Engine.W3:Engine.W18" svg:x="0.452cm" svg:y="1.577cm" svg:width="21.733cm" svg:height="14.668cm">
          <chartooo:coordinate-region svg:x="1.259cm" svg:y="1.776cm" svg:width="20.926cm" svg:height="13.822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Engine.W3:Engine.W18" chart:class="chart:scatter">
            <chart:domain table:cell-range-address="Engine.R3:Engine.R18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Engine.R3:Engine.R18</svg:desc>
                </draw:g>
              </table:table-cell>
              <table:table-cell office:value-type="float" office:value="70">
                <text:p>70</text:p>
                <draw:g>
                  <svg:desc>Engine.W3:Engine.W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Windows_x86 LibreOffice_project/3d5603e1122f0f102b62521720ab13a38a4e0eb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60" chart:origin="0" chart:interval-major="2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600" chart:origin="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236cm" svg:height="20.102cm" xlink:href=".." xlink:type="simple" chart:class="chart:scatter" chart:style-name="ch1">
        <chart:title svg:x="12.585cm" svg:y="0.702cm" chart:style-name="ch2">
          <text:p>Max. rychlost</text:p>
        </chart:title>
        <chart:legend chart:legend-position="end" svg:x="25.495cm" svg:y="9.254cm" style:legend-expansion="high" chart:style-name="ch3"/>
        <chart:plot-area chart:style-name="ch4" table:cell-range-address="Engine.AD3:Engine.AE19 Engine.AF3:Engine.AF5 Engine.AA3:Engine.AA18 Engine.AC3:Engine.AC18" chart:data-source-has-labels="row" svg:x="0.357cm" svg:y="1.935cm" svg:width="24.809cm" svg:height="16.458cm">
          <chartooo:coordinate-region svg:x="1.349cm" svg:y="2.134cm" svg:width="23.63cm" svg:height="15.612cm"/>
          <chart:axis chart:dimension="x" chart:name="primary-x" chart:style-name="ch5">
            <chart:title svg:x="12.241cm" svg:y="18.795cm" chart:style-name="ch6">
              <text:p>v [m/s]</text:p>
            </chart:title>
            <chart:grid chart:style-name="ch7" chart:class="major"/>
          </chart:axis>
          <chart:axis chart:dimension="y" chart:name="primary-y" chart:style-name="ch8">
            <chart:title svg:x="0cm" svg:y="10.552cm" chart:style-name="ch9">
              <text:p>F [N]</text:p>
            </chart:title>
            <chart:grid chart:style-name="ch7" chart:class="major"/>
          </chart:axis>
          <chart:series chart:style-name="ch10" chart:values-cell-range-address="Engine.AE3:Engine.AE19" chart:label-cell-address="Engine.AF3:Engine.AF3" chart:class="chart:scatter">
            <chart:domain table:cell-range-address="Engine.AD3:Engine.AD19"/>
            <chart:data-point chart:repeated="17"/>
          </chart:series>
          <chart:series chart:style-name="ch11" chart:values-cell-range-address="Engine.AA3:Engine.AA18" chart:label-cell-address="Engine.AF4:Engine.AF4" chart:class="chart:scatter">
            <chart:domain table:cell-range-address="Engine.Z3:Engine.Z18"/>
            <chart:data-point chart:repeated="16"/>
          </chart:series>
          <chart:series chart:style-name="ch12" chart:values-cell-range-address="Engine.AC3:Engine.AC18" chart:label-cell-address="Engine.AF5:Engine.AF5" chart:class="chart:scatter">
            <chart:domain table:cell-range-address="Engine.AB3:Engine.AB18"/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Fo</text:p>
                <draw:g>
                  <svg:desc>Engine.AF3:Engine.AF3</svg:desc>
                </draw:g>
              </table:table-cell>
              <table:table-cell office:value-type="string">
                <text:p>Column Z</text:p>
              </table:table-cell>
              <table:table-cell office:value-type="string">
                <text:p>F4</text:p>
                <draw:g>
                  <svg:desc>Engine.AF4:Engine.AF4</svg:desc>
                </draw:g>
              </table:table-cell>
              <table:table-cell office:value-type="string">
                <text:p>Column AB</text:p>
              </table:table-cell>
              <table:table-cell office:value-type="string">
                <text:p>F5</text:p>
                <draw:g>
                  <svg:desc>Engine.AF5:Engine.A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ngine.AD3:Engine.AD19</svg:desc>
                </draw:g>
              </table:table-cell>
              <table:table-cell office:value-type="float" office:value="250">
                <text:p>250</text:p>
                <draw:g>
                  <svg:desc>Engine.AE3:Engine.AE19</svg:desc>
                </draw:g>
              </table:table-cell>
              <table:table-cell office:value-type="float" office:value="3.659815160717">
                <text:p>3.659815160717</text:p>
                <draw:g>
                  <svg:desc>Engine.Z3:Engine.Z18</svg:desc>
                </draw:g>
              </table:table-cell>
              <table:table-cell office:value-type="float" office:value="1001.469">
                <text:p>1001.469</text:p>
                <draw:g>
                  <svg:desc>Engine.AA3:Engine.AA18</svg:desc>
                </draw:g>
              </table:table-cell>
              <table:table-cell office:value-type="float" office:value="4.73172755088516">
                <text:p>4.73172755088516</text:p>
                <draw:g>
                  <svg:desc>Engine.AB3:Engine.AB18</svg:desc>
                </draw:g>
              </table:table-cell>
              <table:table-cell office:value-type="float" office:value="774.599">
                <text:p>774.599</text:p>
                <draw:g>
                  <svg:desc>Engine.AC3:Engine.A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58">
                <text:p>258</text:p>
              </table:table-cell>
              <table:table-cell office:value-type="float" office:value="7.319630321434">
                <text:p>7.319630321434</text:p>
              </table:table-cell>
              <table:table-cell office:value-type="float" office:value="1115.9226">
                <text:p>1115.9226</text:p>
              </table:table-cell>
              <table:table-cell office:value-type="float" office:value="9.46345510177031">
                <text:p>9.46345510177031</text:p>
              </table:table-cell>
              <table:table-cell office:value-type="float" office:value="863.1246">
                <text:p>863.1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82">
                <text:p>282</text:p>
              </table:table-cell>
              <table:table-cell office:value-type="float" office:value="10.979445482151">
                <text:p>10.979445482151</text:p>
              </table:table-cell>
              <table:table-cell office:value-type="float" office:value="1187.4561">
                <text:p>1187.4561</text:p>
              </table:table-cell>
              <table:table-cell office:value-type="float" office:value="14.1951826526555">
                <text:p>14.1951826526555</text:p>
              </table:table-cell>
              <table:table-cell office:value-type="float" office:value="918.4531">
                <text:p>918.45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322">
                <text:p>322</text:p>
              </table:table-cell>
              <table:table-cell office:value-type="float" office:value="14.639260642868">
                <text:p>14.639260642868</text:p>
              </table:table-cell>
              <table:table-cell office:value-type="float" office:value="1258.9896">
                <text:p>1258.9896</text:p>
              </table:table-cell>
              <table:table-cell office:value-type="float" office:value="18.9269102035406">
                <text:p>18.9269102035406</text:p>
              </table:table-cell>
              <table:table-cell office:value-type="float" office:value="973.7816">
                <text:p>973.78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78">
                <text:p>378</text:p>
              </table:table-cell>
              <table:table-cell office:value-type="float" office:value="18.299075803585">
                <text:p>18.299075803585</text:p>
              </table:table-cell>
              <table:table-cell office:value-type="float" office:value="1330.5231">
                <text:p>1330.5231</text:p>
              </table:table-cell>
              <table:table-cell office:value-type="float" office:value="23.6586377544258">
                <text:p>23.6586377544258</text:p>
              </table:table-cell>
              <table:table-cell office:value-type="float" office:value="1029.1101">
                <text:p>1029.11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50">
                <text:p>450</text:p>
              </table:table-cell>
              <table:table-cell office:value-type="float" office:value="21.958890964302">
                <text:p>21.958890964302</text:p>
              </table:table-cell>
              <table:table-cell office:value-type="float" office:value="1387.7499">
                <text:p>1387.7499</text:p>
              </table:table-cell>
              <table:table-cell office:value-type="float" office:value="28.390365305311">
                <text:p>28.390365305311</text:p>
              </table:table-cell>
              <table:table-cell office:value-type="float" office:value="1073.3729">
                <text:p>1073.37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38">
                <text:p>538</text:p>
              </table:table-cell>
              <table:table-cell office:value-type="float" office:value="25.618706125019">
                <text:p>25.618706125019</text:p>
              </table:table-cell>
              <table:table-cell office:value-type="float" office:value="1459.2834">
                <text:p>1459.2834</text:p>
              </table:table-cell>
              <table:table-cell office:value-type="float" office:value="33.1220928561961">
                <text:p>33.1220928561961</text:p>
              </table:table-cell>
              <table:table-cell office:value-type="float" office:value="1128.7014">
                <text:p>1128.70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642">
                <text:p>642</text:p>
              </table:table-cell>
              <table:table-cell office:value-type="float" office:value="29.278521285736">
                <text:p>29.278521285736</text:p>
              </table:table-cell>
              <table:table-cell office:value-type="float" office:value="1502.2035">
                <text:p>1502.2035</text:p>
              </table:table-cell>
              <table:table-cell office:value-type="float" office:value="37.8538204070813">
                <text:p>37.8538204070813</text:p>
              </table:table-cell>
              <table:table-cell office:value-type="float" office:value="1161.8985">
                <text:p>1161.89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762">
                <text:p>762</text:p>
              </table:table-cell>
              <table:table-cell office:value-type="float" office:value="32.938336446453">
                <text:p>32.938336446453</text:p>
              </table:table-cell>
              <table:table-cell office:value-type="float" office:value="1459.2834">
                <text:p>1459.2834</text:p>
              </table:table-cell>
              <table:table-cell office:value-type="float" office:value="42.5855479579664">
                <text:p>42.5855479579664</text:p>
              </table:table-cell>
              <table:table-cell office:value-type="float" office:value="1128.7014">
                <text:p>1128.70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898">
                <text:p>898</text:p>
              </table:table-cell>
              <table:table-cell office:value-type="float" office:value="36.59815160717">
                <text:p>36.59815160717</text:p>
              </table:table-cell>
              <table:table-cell office:value-type="float" office:value="1359.1365">
                <text:p>1359.1365</text:p>
              </table:table-cell>
              <table:table-cell office:value-type="float" office:value="47.3172755088516">
                <text:p>47.3172755088516</text:p>
              </table:table-cell>
              <table:table-cell office:value-type="float" office:value="1051.2415">
                <text:p>1051.24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1050">
                <text:p>1050</text:p>
              </table:table-cell>
              <table:table-cell office:value-type="float" office:value="40.257966767887">
                <text:p>40.257966767887</text:p>
              </table:table-cell>
              <table:table-cell office:value-type="float" office:value="1158.8427">
                <text:p>1158.8427</text:p>
              </table:table-cell>
              <table:table-cell office:value-type="float" office:value="52.0490030597367">
                <text:p>52.0490030597367</text:p>
              </table:table-cell>
              <table:table-cell office:value-type="float" office:value="896.3217">
                <text:p>896.32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1218">
                <text:p>1218</text:p>
              </table:table-cell>
              <table:table-cell office:value-type="float" office:value="43.917781928604">
                <text:p>43.917781928604</text:p>
              </table:table-cell>
              <table:table-cell office:value-type="float" office:value="1001.469">
                <text:p>1001.469</text:p>
              </table:table-cell>
              <table:table-cell office:value-type="float" office:value="56.7807306106219">
                <text:p>56.7807306106219</text:p>
              </table:table-cell>
              <table:table-cell office:value-type="float" office:value="774.599">
                <text:p>774.5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1402">
                <text:p>1402</text:p>
              </table:table-cell>
              <table:table-cell office:value-type="float" office:value="47.577597089321">
                <text:p>47.577597089321</text:p>
              </table:table-cell>
              <table:table-cell office:value-type="float" office:value="858.402">
                <text:p>858.402</text:p>
              </table:table-cell>
              <table:table-cell office:value-type="float" office:value="61.5124581615071">
                <text:p>61.5124581615071</text:p>
              </table:table-cell>
              <table:table-cell office:value-type="float" office:value="663.942">
                <text:p>663.9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1602">
                <text:p>1602</text:p>
              </table:table-cell>
              <table:table-cell office:value-type="float" office:value="51.237412250038">
                <text:p>51.237412250038</text:p>
              </table:table-cell>
              <table:table-cell office:value-type="float" office:value="686.7216">
                <text:p>686.7216</text:p>
              </table:table-cell>
              <table:table-cell office:value-type="float" office:value="66.2441857123922">
                <text:p>66.2441857123922</text:p>
              </table:table-cell>
              <table:table-cell office:value-type="float" office:value="531.1536">
                <text:p>531.15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1818">
                <text:p>1818</text:p>
              </table:table-cell>
              <table:table-cell office:value-type="float" office:value="54.897227410755">
                <text:p>54.897227410755</text:p>
              </table:table-cell>
              <table:table-cell office:value-type="float" office:value="500.7345">
                <text:p>500.7345</text:p>
              </table:table-cell>
              <table:table-cell office:value-type="float" office:value="70.9759132632774">
                <text:p>70.9759132632774</text:p>
              </table:table-cell>
              <table:table-cell office:value-type="float" office:value="387.2995">
                <text:p>387.29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2050">
                <text:p>2050</text:p>
              </table:table-cell>
              <table:table-cell office:value-type="float" office:value="58.557042571472">
                <text:p>58.557042571472</text:p>
              </table:table-cell>
              <table:table-cell office:value-type="float" office:value="286.134">
                <text:p>286.134</text:p>
              </table:table-cell>
              <table:table-cell office:value-type="float" office:value="75.7076408141625">
                <text:p>75.7076408141625</text:p>
              </table:table-cell>
              <table:table-cell office:value-type="float" office:value="221.314">
                <text:p>221.3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2298">
                <text:p>2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Windows_x86 LibreOffice_project/3d5603e1122f0f102b62521720ab13a38a4e0eb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